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de96" officeooo:paragraph-rsid="0011de96"/>
    </style:style>
    <style:style style:name="P2" style:family="paragraph" style:parent-style-name="Text_20_body">
      <style:text-properties officeooo:rsid="0011de96" officeooo:paragraph-rsid="0011d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DA</text:p>
      <text:p text:style-name="P1">Model Driven Architecture:</text:p>
      <text:p text:style-name="P1">Metodologia de desenvolvimento de software.</text:p>
      <text:p text:style-name="P1"/>
      <text:p text:style-name="P1">Primeira Etapa:</text:p>
      <text:p text:style-name="P1">Construcao de um modelo de auto nivel de abstração</text:p>
      <text:p text:style-name="P1">Independente da Tecnologia</text:p>
      <text:p text:style-name="P1">(Modelo Independente de Plataforma)</text:p>
      <text:p text:style-name="P1">PIM</text:p>
      <text:p text:style-name="P1"/>
      <text:p text:style-name="P1">Segunda Etapa:</text:p>
      <text:p text:style-name="P1">Transformação do PIM em PSM</text:p>
      <text:p text:style-name="P1">Modelo semelhante a um banco de dados</text:p>
      <text:p text:style-name="P1">(Modelos Especificos de Plataformas)</text:p>
      <text:p text:style-name="P1"/>
      <text:p text:style-name="P1">Terceira Etapa:</text:p>
      <text:p text:style-name="P1">Transformação do PSM em codigo</text:p>
      <text:p text:style-name="P1"/>
      <text:p text:style-name="P1">BENEFICIOS:</text:p>
      <text:p text:style-name="P1">Produtividade:</text:p>
      <text:p text:style-name="P1">Transformação PIM para PSM</text:p>
      <text:p text:style-name="P1">- redução no tempo de desenvolvimento</text:p>
      <text:p text:style-name="P1"/>
      <text:p text:style-name="P1">Portabilidade:</text:p>
      <text:p text:style-name="P1">O PIM pode ser automaticamente transformado em varios PSMs em diferentes plataformas.</text:p>
      <text:p text:style-name="P1"/>
      <text:p text:style-name="P1">Interoperabilidade:</text:p>
      <text:p text:style-name="P1"/>
      <text:p text:style-name="P2">Diferentes PSMs gerados a partir de um mesmo PIM podem conter ligações entre eles, denominadas em MDA de pontes. Quando PSMs são gerados em diferentes plataformas, eles não podem se relacionar entre si. É necessário então transformar os conceitos de uma plataforma para a outra plataforma. MDA endereça este problema gerando não somente PSMs, como também as <text:a xlink:type="simple" xlink:href="https://pt.wikipedia.org/wiki/Ponte" text:style-name="Internet_20_link" text:visited-style-name="Visited_20_Internet_20_Link">pontes</text:a> necessárias entre eles. Uma ponte pode ser construída através das especificações <text:a xlink:type="simple" xlink:href="https://pt.wikipedia.org/wiki/Técnica" text:style-name="Internet_20_link" text:visited-style-name="Visited_20_Internet_20_Link">técnicas</text:a> das plataformas referentes aos modelos PSMs e de como os elementos existentes no modelo PIM foram transformados nos modelo PSMs.</text:p>
      <text:p text:style-name="Text_20_body">Devido ao processo MDA ser dirigido pelo PIM, modelar se torna de fato programar em um nível mais alto, pois o PIM especifica o código que precisa ser produzido, reduzindo o tempo gasto com a programação e codificações. O esforço do desenvolvimento ficará focado em produzir um bom <text:a xlink:type="simple" xlink:href="https://pt.wikipedia.org/wiki/Modelo" text:style-name="Internet_20_link" text:visited-style-name="Visited_20_Internet_20_Link">modelo</text:a> do sistema, independente e de alto níve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SON ASATO</meta:initial-creator>
    <meta:creation-date>2016-11-08T20:36:44.354831922</meta:creation-date>
    <dc:date>2016-11-08T20:49:26.581233304</dc:date>
    <dc:creator>ALISON ASATO</dc:creator>
    <meta:editing-duration>PT12M42S</meta:editing-duration>
    <meta:editing-cycles>1</meta:editing-cycles>
    <meta:document-statistic meta:table-count="0" meta:image-count="0" meta:object-count="0" meta:page-count="1" meta:paragraph-count="23" meta:word-count="225" meta:character-count="1479" meta:non-whitespace-character-count="1277"/>
    <meta:generator>LibreOffice/5.0.5.2$Linux_X86_64 LibreOffice_project/00$Build-2</meta:generator>
  </office:meta>
</office:document-meta>
</file>